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F42D5C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eeeee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585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aviar Dreams'" style:font-style-name="Kursiv" style:font-family-generic="swiss" style:font-pitch="variable"/>
    </style:style>
    <style:style style:name="P3" style:family="paragraph">
      <style:paragraph-properties fo:text-align="center"/>
      <style:text-properties fo:color="#003366" fo:font-family="'Caviar Dreams'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family="'Caviar Drea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family="'Caviar Dreams'" style:font-family-generic="swiss" style:font-pitch="variable" fo:font-size="14pt" style:font-size-asian="14pt" style:font-size-complex="14pt"/>
    </style:style>
    <style:style style:name="T1" style:family="text">
      <style:text-properties fo:color="#003366" fo:font-family="'Caviar Dreams'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Caviar Drea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aviar Dream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5cm" svg:height="29.7cm" svg:x="19cm" svg:y="0cm">
          <text:p/>
        </draw:rect>
        <draw:frame draw:style-name="gr2" draw:text-style-name="P1" draw:layer="layout" svg:width="3.7cm" svg:height="4.273cm" svg:x="17.3cm" svg:y="0.327cm">
          <draw:image xlink:href="Pictures/10000201000004B0000004B0F42D5CF6.png" xlink:type="simple" xlink:show="embed" xlink:actuate="onLoad">
            <text:p/>
          </draw:image>
        </draw:frame>
        <draw:frame draw:style-name="gr3" draw:text-style-name="P3" draw:layer="layout" svg:width="10.223cm" svg:height="2.835cm" draw:transform="rotate (-1.57184352434698) translate (20.4cm 3.077cm)">
          <draw:text-box>
            <text:p text:style-name="P2"><text:span text:style-name="T1">Clumsy Unicorn</text:span></text:p>
          </draw:text-box>
        </draw:frame>
        <draw:frame draw:style-name="gr4" draw:text-style-name="P4" draw:layer="layout" svg:width="7.5cm" svg:height="1.5cm" svg:x="3.2cm" svg:y="2.4cm">
          <draw:text-box>
            <text:p text:style-name="P4"><text:span text:style-name="T2">Überschrift</text:span></text:p>
          </draw:text-box>
        </draw:frame>
        <draw:frame draw:style-name="gr5" draw:text-style-name="P6" draw:layer="layout" svg:width="1.378cm" svg:height="2.555cm" svg:x="3.6cm" svg:y="4.8cm">
          <draw:text-box>
            <text:p text:style-name="P5"><text:span text:style-name="T3">Text</text:span></text:p>
            <text:p text:style-name="P5"><text:span text:style-name="T3">Text</text:span></text:p>
            <text:p text:style-name="P5"><text:span text:style-name="T3">Text</text:span></text:p>
            <text:p text:style-name="P5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2T11:28:43.04</meta:creation-date>
    <dc:date>2016-04-29T12:23:30.33</dc:date>
    <meta:editing-duration>PT1H52M46S</meta:editing-duration>
    <meta:editing-cycles>22</meta:editing-cycles>
    <meta:generator>OpenOffice/4.1.2$Win32 OpenOffice.org_project/412m3$Build-9782</meta:generator>
    <meta:document-statistic meta:object-count="5"/>
  </office:meta>
</office:document-meta>
</file>